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64f" officeooo:paragraph-rsid="0002064f"/>
    </style:style>
    <style:style style:name="P2" style:family="paragraph" style:parent-style-name="Standard">
      <style:text-properties officeooo:paragraph-rsid="0002064f"/>
    </style:style>
    <style:style style:name="P3" style:family="paragraph" style:parent-style-name="Standard">
      <style:text-properties officeooo:rsid="00038b79" officeooo:paragraph-rsid="00038b79"/>
    </style:style>
    <style:style style:name="P4" style:family="paragraph" style:parent-style-name="Standard">
      <style:text-properties fo:font-style="italic" officeooo:rsid="00038b79" officeooo:paragraph-rsid="00038b79" style:font-style-asian="italic" style:font-style-complex="italic"/>
    </style:style>
    <style:style style:name="P5" style:family="paragraph" style:parent-style-name="Standard">
      <style:text-properties fo:font-weight="bold" officeooo:rsid="0002064f" officeooo:paragraph-rsid="0002064f" style:font-weight-asian="bold" style:font-weight-complex="bold"/>
    </style:style>
    <style:style style:name="P6" style:family="paragraph" style:parent-style-name="Standard">
      <style:text-properties fo:font-weight="bold" officeooo:rsid="00038b79" officeooo:paragraph-rsid="00038b79" style:font-weight-asian="bold" style:font-weight-complex="bold"/>
    </style:style>
    <style:style style:name="P7" style:family="paragraph" style:parent-style-name="Standard">
      <style:text-properties fo:font-weight="bold" officeooo:rsid="0005b21f" officeooo:paragraph-rsid="0005b21f" style:font-weight-asian="bold" style:font-weight-complex="bold"/>
    </style:style>
    <style:style style:name="P8" style:family="paragraph" style:parent-style-name="Standard">
      <style:text-properties officeooo:paragraph-rsid="00038b79"/>
    </style:style>
    <style:style style:name="T1" style:family="text">
      <style:text-properties fo:font-variant="normal" fo:text-transform="none" fo:color="#24292e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e" style:text-line-through-style="none" style:text-line-through-type="none" style:font-name="Consolas" fo:font-size="12pt" fo:font-style="normal" style:text-underline-style="none" fo:font-weight="normal" officeooo:rsid="0002064f" style:text-blinking="false" fo:background-color="transparent" loext:char-shading-value="0"/>
    </style:style>
    <style:style style:name="T3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fo:font-weight="normal" officeooo:rsid="0002064f" style:text-blinking="false" fo:background-color="transparent" loext:char-shading-value="0"/>
    </style:style>
    <style:style style:name="T5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fo:font-weight="normal" officeooo:rsid="00038b79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fo:font-weight="normal" officeooo:rsid="00038b79" style:text-blinking="false" fo:background-color="transparent" loext:char-shading-value="0"/>
    </style:style>
    <style:style style:name="T8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24292e" style:text-line-through-style="none" style:text-line-through-type="none" style:font-name="Consolas" fo:font-size="12pt" fo:letter-spacing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4292e" style:text-line-through-style="none" style:text-line-through-type="none" style:font-name="Consolas" fo:font-size="12pt" fo:letter-spacing="normal" fo:font-style="italic" style:text-underline-style="none" fo:font-weight="normal" officeooo:rsid="00038b79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24292e" style:text-line-through-style="none" style:text-line-through-type="none" style:text-position="sub 58%" style:font-name="Abyssinica SIL" fo:font-size="18pt" fo:letter-spacing="normal" style:text-underline-style="none" fo:font-weight="bold" style:text-blinking="false" fo:background-color="transparent" loext:char-shading-value="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officeooo:rsid="00038b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STING DATABASE</text:p>
      <text:p text:style-name="P5"/>
      <text:p text:style-name="P5">CREDENCIALES</text:p>
      <text:p text:style-name="P1"/>
      <text:p text:style-name="P1">* <text:s/>PASS: <text:span text:style-name="T1">developworks</text:span></text:p>
      <text:p text:style-name="P2"><text:span text:style-name="T2">* DB:</text:span><text:span text:style-name="T3">id12344937_biking</text:span></text:p>
      <text:p text:style-name="P2"><text:span text:style-name="T2">* USER:</text:span><text:span text:style-name="T3">id12344937_root</text:span></text:p>
      <text:p text:style-name="P2"><text:span text:style-name="T4">* HOST: localhost</text:span></text:p>
      <text:p text:style-name="P2"><text:span text:style-name="T4"/></text:p>
      <text:p text:style-name="P3"><text:span text:style-name="T4">A</text:span><text:span text:style-name="T3">ntes de subir el proyecto al webhost se requeire configurar el proyecto laravel localmente<text:line-break/></text:span></text:p>
      <text:p text:style-name="P3"><text:span text:style-name="T3">REFERENCE</text:span></text:p>
      <text:p text:style-name="P3"><text:a xlink:type="simple" xlink:href="https://github.com/laravel/framework/issues/30054" text:style-name="Internet_20_link" text:visited-style-name="Visited_20_Internet_20_Link"><text:span text:style-name="T3">https://github.com/laravel/framework/issues/30054</text:span></text:a></text:p>
      <text:p text:style-name="P3"><text:span text:style-name="T3"/></text:p>
      <text:p text:style-name="P3"><text:span text:style-name="T3"/></text:p>
      <text:p text:style-name="P6"><text:span text:style-name="T8">INDICACIONES:</text:span></text:p>
      <text:p text:style-name="P3"><text:span text:style-name="T3"/></text:p>
      <text:p text:style-name="P8"><text:span text:style-name="T7">* </text:span><text:span text:style-name="Source_20_Text"><text:span text:style-name="T12">php artisan vendor:publish --tag=flare-config</text:span></text:span></text:p>
      <text:p text:style-name="Text_20_body">and in config/flare.php</text:p>
      <text:p text:style-name="P3"><text:span text:style-name="T3"/></text:p>
      <text:p text:style-name="P3"><text:span text:style-name="T3"/></text:p>
      <text:p text:style-name="P8"><text:span text:style-name="T10">* config/</text:span><text:span text:style-name="T6">flare.php (DESCOMENTAR LOS DEBUGS, asi debe lucir el archivo mencionado);</text:span></text:p>
      <text:p text:style-name="P8"><text:span text:style-name="T6"/></text:p>
      <text:p text:style-name="P4"><text:span text:style-name="T5"/></text:p>
      <text:p text:style-name="P4"><text:span text:style-name="T5">&lt;?php</text:span></text:p>
      <text:p text:style-name="P4"><text:span text:style-name="T5"/></text:p>
      <text:p text:style-name="P4"><text:span text:style-name="T5">return [</text:span></text:p>
      <text:p text:style-name="P4"><text:span text:style-name="T5"/></text:p>
      <text:p text:style-name="P4"><text:span text:style-name="T5"><text:s text:c="4"/>'collect_git_information' =&gt; false ,</text:span></text:p>
      <text:p text:style-name="P4"><text:span text:style-name="T5"/></text:p>
      <text:p text:style-name="P4"><text:span text:style-name="T5">'reporting' =&gt; [</text:span></text:p>
      <text:p text:style-name="P4"><text:span text:style-name="T5"><text:s text:c="8"/>'anonymize_ips' =&gt; true,</text:span></text:p>
      <text:p text:style-name="P4"><text:span text:style-name="T5"><text:s text:c="8"/>'collect_git_information' =&gt; false,</text:span></text:p>
      <text:p text:style-name="P4"><text:span text:style-name="T5"><text:s text:c="8"/>'report_queries' =&gt; true,</text:span></text:p>
      <text:p text:style-name="P4"><text:span text:style-name="T5"><text:s text:c="8"/>'maximum_number_of_collected_queries' =&gt; 200,</text:span></text:p>
      <text:p text:style-name="P4"><text:span text:style-name="T5"><text:s text:c="8"/>'report_query_bindings' =&gt; true,</text:span></text:p>
      <text:p text:style-name="P4"><text:span text:style-name="T5"><text:s text:c="8"/>'report_view_data' =&gt; true,</text:span></text:p>
      <text:p text:style-name="P4"><text:span text:style-name="T5"><text:s text:c="4"/>],</text:span></text:p>
      <text:p text:style-name="P4"><text:span text:style-name="T5"/></text:p>
      <text:p text:style-name="P4"><text:span text:style-name="T5"><text:s text:c="4"/>'key' =&gt; env('FLARE_KEY'),</text:span></text:p>
      <text:p text:style-name="P4"><text:span text:style-name="T5"/></text:p>
      <text:p text:style-name="P4"><text:span text:style-name="T5"><text:s text:c="3"/></text:span></text:p>
      <text:p text:style-name="P4"><text:span text:style-name="T5">];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6"><text:soft-page-break/><text:span text:style-name="T8"><text:s/>SEGUIR EL PROCESO CORRECTO PARA SUBIR UN PROYECTO LARAVEL (public y public_html)</text:span></text:p>
      <text:p text:style-name="P6"><text:span text:style-name="T8"/></text:p>
      <text:p text:style-name="P6"><text:span text:style-name="T8"/></text:p>
      <text:p text:style-name="P7"><text:span text:style-name="T8">CREDENCIALES DEL ARCHIVO .env </text:span></text:p>
      <text:p text:style-name="P7"><text:span text:style-name="T8"/></text:p>
      <text:p text:style-name="P7"><text:span text:style-name="T8">DB_CONNECTION=mysql</text:span></text:p>
      <text:p text:style-name="P7"><text:span text:style-name="T8">DB_HOST=localhost</text:span></text:p>
      <text:p text:style-name="P7"><text:span text:style-name="T8">DB_PORT=3306</text:span></text:p>
      <text:p text:style-name="P7"><text:span text:style-name="T8">DB_DATABASE=id12128827_biking</text:span></text:p>
      <text:p text:style-name="P7"><text:span text:style-name="T8">DB_USERNAME=id12128827_root</text:span></text:p>
      <text:p text:style-name="P7"><text:span text:style-name="T8">DB_PASSWORD=developworks</text:span></text:p>
      <text:p text:style-name="P7"><text:span text:style-name="T8"/></text:p>
      <text:p text:style-name="P7"><text:span text:style-name="T8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1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1:33:15.382303891</meta:creation-date>
    <dc:date>2020-03-21T13:07:48.907611737</dc:date>
    <meta:editing-duration>PT4M12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5" meta:word-count="105" meta:character-count="1010" meta:non-whitespace-character-count="873"/>
  </office:meta>
</office:document-meta>
</file>